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94.2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357.6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P2040-PICO30_Rev_A-BOM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.3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,R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,R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0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1</text:p>
          </table:table-cell>
          <table:table-cell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1" office:value-type="string" calcext:value-type="string">
            <text:p>2.2k/R0402</text:p>
          </table:table-cell>
          <table:table-cell table:style-name="ce21" office:value-type="string" calcext:value-type="string">
            <text:p>R0402</text:p>
          </table:table-cell>
          <table:table-cell table:style-name="ce21" office:value-type="string" calcext:value-type="string">
            <text:p><text:span text:style-name="T1">R10,</text:span>R15,R16</text:p>
          </table:table-cell>
          <table:table-cell table:style-name="ce26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5.1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6,R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9.9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2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M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9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H/1.5A/DCR=58mR/20%</text:p>
            <text:p>/3.00x3.00x1.50mm/</text:p>
            <text:p>CD32(NRS3015T2R2MNGH)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pF/50V/5%/C0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5,C16</text:p>
          </table:table-cell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100nF/10V/10%/X7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,C2,C3,C4,C5,</text:p>
            <text:p>C6,C7,C8,C9,</text:p>
            <text:p>C10,C13,C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uF/10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1,C1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7,C18,C1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N5822/SS34/SMA</text:p>
          </table:table-cell>
          <table:table-cell table:style-name="ce8" office:value-type="string" calcext:value-type="string">
            <text:p>SMA</text:p>
          </table:table-cell>
          <table:table-cell table:style-name="ce8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LED/GREEN/0603</text:p>
          </table:table-cell>
          <table:table-cell table:style-name="ce21" office:value-type="string" calcext:value-type="string">
            <text:p>LED_0603</text:p>
          </table:table-cell>
          <table:table-cell table:style-name="ce21" office:value-type="string" calcext:value-type="string">
            <text:p>LED1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W25Q128JVSIQ(SOIC-8_208mils)</text:p>
          </table:table-cell>
          <table:table-cell table:style-name="ce21" office:value-type="string" calcext:value-type="string">
            <text:p>SO-8_208mil</text:p>
          </table:table-cell>
          <table:table-cell table:style-name="ce21" office:value-type="string" calcext:value-type="string">
            <text:p>U1</text:p>
          </table:table-cell>
          <table:table-cell table:style-name="ce26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P2040(QFN-56_7x7mm_P0.4mm)</text:p>
          </table:table-cell>
          <table:table-cell table:style-name="ce8" office:value-type="string" calcext:value-type="string">
            <text:p>QFN56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TSX-3.2x2.5mm</text:p>
          </table:table-cell>
          <table:table-cell table:style-name="ce8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YTS-A016-X</text:p>
          </table:table-cell>
          <table:table-cell table:style-name="ce8" office:value-type="string" calcext:value-type="string">
            <text:p>BOOT1,RST1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USB-C-16P-F</text:p>
            <text:p>(A40-00119-A52-12)</text:p>
          </table:table-cell>
          <table:table-cell table:style-name="ce8" office:value-type="string" calcext:value-type="string">
            <text:p>USB2.0_TYPE-C</text:p>
            <text:p>(A40-00119-A52-12)</text:p>
          </table:table-cell>
          <table:table-cell table:style-name="ce8" office:value-type="string" calcext:value-type="string">
            <text:p>USB-C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H1.0-10P-180D</text:p>
          </table:table-cell>
          <table:table-cell table:style-name="ce21" office:value-type="string" calcext:value-type="string">
            <text:p>BM10B-SRSS-TB</text:p>
          </table:table-cell>
          <table:table-cell table:style-name="ce21" office:value-type="string" calcext:value-type="string">
            <text:p>pUEXT1</text:p>
          </table:table-cell>
          <table:table-cell table:style-name="ce26"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oldered</text:p>
          </table:table-cell>
          <table:table-cell table:style-name="ce21" office:value-type="string" calcext:value-type="string">
            <text:p>SJ_1_SMALLER</text:p>
          </table:table-cell>
          <table:table-cell table:style-name="ce21" office:value-type="string" calcext:value-type="string">
            <text:p>LED_E1</text:p>
          </table:table-cell>
          <table:table-cell table:style-name="ce26" table:number-columns-repeated="1020"/>
        </table:table-row>
        <table:table-row table:style-name="ro1">
          <table:table-cell table:style-name="ce6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10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(HN1x3)</text:p>
          </table:table-cell>
          <table:table-cell table:style-name="ce8" office:value-type="string" calcext:value-type="string">
            <text:p>HN1x3</text:p>
          </table:table-cell>
          <table:table-cell table:style-name="ce8" office:value-type="string" calcext:value-type="string">
            <text:p>EXT3,EXT4</text:p>
          </table:table-cell>
          <table:table-cell table:number-columns-repeated="102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NA(HN1x20)</text:p>
          </table:table-cell>
          <table:table-cell table:style-name="ce8" office:value-type="string" calcext:value-type="string">
            <text:p>HN1x20</text:p>
          </table:table-cell>
          <table:table-cell table:style-name="ce8" office:value-type="string" calcext:value-type="string">
            <text:p><text:span text:style-name="T2">EXT1,</text:span>EXT2,</text:p>
            <text:p>EXT5,EXT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2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RP2040-PICO30U-16_Rev_A-BOM</text:span></text:p>
        </style:region-center>
        <style:region-right>
          <text:p><text:span text:style-name="MT2"><text:date style:data-style-name="N2" text:date-value="2023-06-27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0:26:55.759755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6-27T10:28:22.526156892</dc:date>
    <meta:editing-duration>PT58M48S</meta:editing-duration>
    <meta:editing-cycles>25</meta:editing-cycles>
    <meta:document-statistic meta:table-count="1" meta:cell-count="116" meta:object-count="0"/>
  </office:meta>
</office:document-meta>
</file>